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" style:font-family-generic="modern" style:font-pitch="fixed"/>
    <style:font-face style:name="Montserrat SemiBold1" svg:font-family="'Montserrat SemiBold'" style:font-pitch="variable"/>
    <style:font-face style:name="Liberation Mono" svg:font-family="'Liberation Mono'" style:font-family-generic="modern" style:font-pitch="variable"/>
    <style:font-face style:name="Open Sans2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cc0000" fo:min-height="4.133cm"/>
      <style:paragraph-properties style:writing-mode="lr-tb"/>
    </style:style>
    <style:style style:name="pr3" style:family="presentation" style:parent-style-name="Default-title">
      <style:graphic-properties draw:fill="solid" draw:fill-color="#cc0000" fo:min-height="0.945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cc0000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0000"/>
      <style:paragraph-properties fo:text-align="center" style:writing-mode="lr-tb"/>
      <style:text-properties fo:color="#ffffff" loext:opacity="100%" fo:font-size="22pt" fo:background-color="transparen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color="#ffffff" loext:opacity="100%" fo:font-size="22pt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Development 6.</text:span></text:p>
          </draw:text-box>
        </draw:frame>
        <draw:frame presentation:style-name="pr2" draw:text-style-name="P3" draw:layer="layout" svg:width="28cm" svg:height="4.133cm" svg:x="0cm" svg:y="11.815cm" presentation:class="title" presentation:user-transformed="true">
          <draw:text-box>
            <text:p text:style-name="P1"><text:span text:style-name="T2">Decommissioning</text:span><text:span text:style-name="T2"><text:line-break/></text:span><text:span text:style-name="T3">Pre-merge conversation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draw:frame presentation:style-name="pr3" draw:text-style-name="P5" draw:layer="layout" svg:width="13.793cm" svg:height="0.945cm" draw:transform="rotate (-0.785398163397449) translate (20.7cm -2.152cm)" presentation:class="title" presentation:user-transformed="true">
          <draw:text-box>
            <text:p text:style-name="P1"><text:span text:style-name="T4">for Develop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" style:font-family-generic="modern" style:font-pitch="fixed"/>
    <style:font-face style:name="Montserrat SemiBold1" svg:font-family="'Montserrat SemiBold'" style:font-pitch="variable"/>
    <style:font-face style:name="Liberation Mono" svg:font-family="'Liberation Mono'" style:font-family-generic="modern" style:font-pitch="variable"/>
    <style:font-face style:name="Open Sans2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11-09T16:00:02.052904871</dc:date>
    <meta:editing-duration>P3DT17H15M57S</meta:editing-duration>
    <meta:editing-cycles>37</meta:editing-cycles>
    <meta:generator>LibreOffice/7.0.2.2$Linux_X86_64 LibreOffice_project/00$Build-2</meta:generator>
    <meta:document-statistic meta:object-count="27"/>
  </office:meta>
</office:document-meta>
</file>